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VLAN, Bridge, Bond Concepts (Optional)</text:p>
          </draw:text-box>
        </draw:frame>
        <draw:frame draw:style-name="TransBox" svg:width="31.8700cm" svg:height="3.5000cm" svg:x="1.0000cm" svg:y="8.8000cm">
          <draw:text-box>
            <text:p text:style-name="PBody">This chapter covers the concepts behind three advanced NIC configurations used in RHEL infrastructure: VLANs, bridges, and bonds. Labs are optional because they require specific network environments. Resource: Notes</text:p>
          </draw:text-box>
        </draw:frame>
        <draw:frame draw:style-name="TransBox" svg:width="31.8700cm" svg:height="0.7000cm" svg:x="1.0000cm" svg:y="17.8000cm">
          <draw:text-box>
            <text:p text:style-name="PFooter">05-rhca/networking/l2-concept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onding — link aggregation</text:p>
            <text:p text:style-name="PBullet">▶  VLANs — logical network segmentation</text:p>
            <text:p text:style-name="PBullet">▶  Bridges — software layer 2 switch</text:p>
            <text:p text:style-name="PBullet">▶  Combining: bond + VLAN + bridge</text:p>
            <text:p text:style-name="PBullet">▶  Verify layer 2 confi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onding — link aggregation</text:p>
          </draw:text-box>
        </draw:frame>
        <draw:frame draw:style-name="TransBox" svg:width="31.8700cm" svg:height="13.5500cm" svg:x="1.0000cm" svg:y="4.0000cm">
          <draw:text-box>
            <text:p text:style-name="PBullet">• Bonding combines multiple physical interfaces into one logical interface</text:p>
            <text:p text:style-name="PBullet">• for redundancy, throughput, or both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LANs — logical network segmentation</text:p>
          </draw:text-box>
        </draw:frame>
        <draw:frame draw:style-name="TransBox" svg:width="31.8700cm" svg:height="13.5500cm" svg:x="1.0000cm" svg:y="4.0000cm">
          <draw:text-box>
            <text:p text:style-name="PBullet">• VLANs let one physical interface carry traffic for multiple networks by</text:p>
            <text:p text:style-name="PBullet">• tagging frames with an 802.1Q VLAN ID. The switch must be configured to</text:p>
            <text:p text:style-name="PBullet">• allow these tags (trunk port)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ridges — software layer 2 switch</text:p>
          </draw:text-box>
        </draw:frame>
        <draw:frame draw:style-name="TransBox" svg:width="31.8700cm" svg:height="13.5500cm" svg:x="1.0000cm" svg:y="4.0000cm">
          <draw:text-box>
            <text:p text:style-name="PBullet">• A bridge connects multiple interfaces at layer 2. On RHEL, bridges are</text:p>
            <text:p text:style-name="PBullet">• used for:</text:p>
            <text:p text:style-name="PBullet">• KVM/libvirt virtual machine networking</text:p>
            <text:p text:style-name="PBullet">• Container networking</text:p>
            <text:p text:style-name="PBullet">• Connecting VLAN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bining: bond + VLAN + bridge</text:p>
          </draw:text-box>
        </draw:frame>
        <draw:frame draw:style-name="TransBox" svg:width="15.7350cm" svg:height="13.5500cm" svg:x="1.0000cm" svg:y="4.0000cm">
          <draw:text-box>
            <text:p text:style-name="PBullet">• A production stack for a hypervisor host:</text:p>
            <text:p text:style-name="PBullet">• Each bridge is then the network backend for KVM virtual machines.</text:p>
          </draw:text-box>
        </draw:frame>
        <draw:frame draw:style-name="CodeBox" svg:width="15.7350cm" svg:height="13.5500cm" svg:x="17.1350cm" svg:y="4.0000cm">
          <draw:text-box>
            <text:p text:style-name="PCode">Physical NIC (ens3, ens4)
    └── Bond (bond0, mode=LACP)
          ├── VLAN 10 (ens3.10) → Bridge br-mgmt (management traffic)
          ├── VLAN 20 (ens3.20) → Bridge br-vm   (VM traffic)
          └── VLAN 30 (ens3.30) → Bridge br-stor  (storage traffic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layer 2 config</text:p>
          </draw:text-box>
        </draw:frame>
        <draw:frame draw:style-name="CodeBox" svg:width="31.8700cm" svg:height="13.5500cm" svg:x="1.0000cm" svg:y="4.0000cm">
          <draw:text-box>
            <text:p text:style-name="PCode"># Show all bridge information
bridge link show
bridge vlan show

# Check bond slaves
cat /proc/net/bonding/bond0

# Check VLAN interfaces
ip -d link show ens3.10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LAN, Bridge, Bond Concepts (Optional)</text:p>
          </draw:text-box>
        </draw:frame>
        <draw:frame draw:style-name="TransBox" svg:width="31.8700cm" svg:height="13.5500cm" svg:x="1.0000cm" svg:y="4.0000cm">
          <draw:text-box>
            <text:p text:style-name="PBullet">✓  Bonding — link aggregation: Bonding combines multiple physical interfaces into one logical interface</text:p>
            <text:p text:style-name="PBullet">✓  VLANs — logical network segmentation: VLANs let one physical interface carry traffic for multiple networks by</text:p>
            <text:p text:style-name="PBullet">✓  Bridges — software layer 2 switch: A bridge connects multiple interfaces at layer 2. On RHEL, bridges are</text:p>
            <text:p text:style-name="PBullet">✓  Combining: bond + VLAN + bridge: A production stack for a hypervisor host:</text:p>
            <text:p text:style-name="PBullet">✓  Verify layer 2 config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